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_dragonizer" table:style-name="ta1">
        <table:shapes>
          <draw:frame draw:z-index="0" draw:style-name="gr1" draw:text-style-name="P1" svg:width="160.17mm" svg:height="90.04mm" svg:x="167.88mm" svg:y="17.8mm">
            <draw:object draw:notify-on-update-of-ranges="time_dragonizer.I2:time_dragonizer.I9 time_dragonizer.H2:time_dragonizer.H9 time_dragonizer.I27:time_dragonizer.I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7mm" svg:height="90.04mm" svg:x="170.63mm" svg:y="253.14mm">
            <draw:object draw:notify-on-update-of-ranges="time_dragonizer.H2:time_dragonizer.H9 time_dragonizer.I51:time_dragonizer.I58 time_dragonizer.H2:time_dragonizer.H9 time_dragonizer.I75:time_dragonizer.I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pthread draw</text:p>
          </table:table-cell>
          <table:table-cell office:value-type="string" calcext:value-type="string">
            <text:p>f(i)</text:p>
          </table:table-cell>
          <table:table-cell office:value-type="string" calcext:value-type="string">
            <text:p>p(i)</text:p>
          </table:table-cell>
          <table:table-cell office:value-type="string" calcext:value-type="string">
            <text:p>draw serial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limits serial</text:p>
          </table:table-cell>
          <table:table-cell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3.79</text:p>
          </table:table-cell>
          <table:table-cell office:value-type="string" calcext:value-type="string">
            <text:p>14.14</text:p>
          </table:table-cell>
          <table:table-cell office:value-type="float" office:value="1" calcext:value-type="float">
            <text:p>1</text:p>
          </table:table-cell>
          <table:table-cell table:formula="of:=4.16/14.2" office:value-type="float" office:value="0.292957746478873" calcext:value-type="float">
            <text:p>0,292957746478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4.20</text:p>
          </table:table-cell>
          <table:table-cell office:value-type="float" office:value="2" calcext:value-type="float">
            <text:p>2</text:p>
          </table:table-cell>
          <table:table-cell table:formula="of:=4.16/7.34" office:value-type="float" office:value="0.566757493188011" calcext:value-type="float">
            <text:p>0,566757493188011</text:p>
          </table:table-cell>
          <table:table-cell table:formula="of:=-[.H3]*(7.34-4.16)/(([.H3]-1)*4.16)" office:value-type="float" office:value="-1.52884615384615" calcext:value-type="float">
            <text:p>-1,52884615384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3.87</text:p>
          </table:table-cell>
          <table:table-cell office:value-type="string" calcext:value-type="string">
            <text:p>14.20</text:p>
          </table:table-cell>
          <table:table-cell office:value-type="float" office:value="3" calcext:value-type="float">
            <text:p>3</text:p>
          </table:table-cell>
          <table:table-cell table:formula="of:=4.16/5.14" office:value-type="float" office:value="0.809338521400778" calcext:value-type="float">
            <text:p>0,809338521400778</text:p>
          </table:table-cell>
          <table:table-cell table:formula="of:=-[.H4]*(5.14-4.16)/(([.H4]-1)*4.16)" office:value-type="float" office:value="-0.353365384615384" calcext:value-type="float">
            <text:p>-0,353365384615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7.34</text:p>
          </table:table-cell>
          <table:table-cell office:value-type="float" office:value="4" calcext:value-type="float">
            <text:p>4</text:p>
          </table:table-cell>
          <table:table-cell table:formula="of:=4.16/4.04" office:value-type="float" office:value="1.02970297029703" calcext:value-type="float">
            <text:p>1,02970297029703</text:p>
          </table:table-cell>
          <table:table-cell table:formula="of:=-[.H5]*(4.04-4.16)/(([.H5]-1)*4.16)" office:value-type="float" office:value="0.0384615384615385" calcext:value-type="float">
            <text:p>0,0384615384615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4.08</text:p>
          </table:table-cell>
          <table:table-cell office:value-type="string" calcext:value-type="string">
            <text:p>7.33</text:p>
          </table:table-cell>
          <table:table-cell office:value-type="float" office:value="5" calcext:value-type="float">
            <text:p>5</text:p>
          </table:table-cell>
          <table:table-cell table:formula="of:=4.16/4.7" office:value-type="float" office:value="0.885106382978723" calcext:value-type="float">
            <text:p>0,885106382978723</text:p>
          </table:table-cell>
          <table:table-cell table:formula="of:=-[.H6]*(4.7-4.16)/(([.H6]-1)*4.16)" office:value-type="float" office:value="-0.162259615384615" calcext:value-type="float">
            <text:p>-0,162259615384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7.34</text:p>
          </table:table-cell>
          <table:table-cell office:value-type="float" office:value="6" calcext:value-type="float">
            <text:p>6</text:p>
          </table:table-cell>
          <table:table-cell table:formula="of:=4.16/4.2" office:value-type="float" office:value="0.990476190476191" calcext:value-type="float">
            <text:p>0,990476190476191</text:p>
          </table:table-cell>
          <table:table-cell table:formula="of:=-[.H7]*(4.23-4.16)/(([.H7]-1)*4.16)" office:value-type="float" office:value="-0.0201923076923078" calcext:value-type="float">
            <text:p>-0,020192307692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5.14</text:p>
          </table:table-cell>
          <table:table-cell office:value-type="float" office:value="7" calcext:value-type="float">
            <text:p>7</text:p>
          </table:table-cell>
          <table:table-cell table:formula="of:=4.16/4" office:value-type="float" office:value="1.04" calcext:value-type="float">
            <text:p>1,04</text:p>
          </table:table-cell>
          <table:table-cell table:formula="of:=-[.H8]*(4-4.16)/(([.H8]-1)*4.16)" office:value-type="float" office:value="0.0448717948717949" calcext:value-type="float">
            <text:p>0,044871794871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5.14</text:p>
          </table:table-cell>
          <table:table-cell office:value-type="float" office:value="8" calcext:value-type="float">
            <text:p>8</text:p>
          </table:table-cell>
          <table:table-cell table:formula="of:=4.16/3.7" office:value-type="float" office:value="1.12432432432432" calcext:value-type="float">
            <text:p>1,12432432432432</text:p>
          </table:table-cell>
          <table:table-cell table:formula="of:=-[.H9]*(3.7-4.16)/(([.H9]-1)*4.16)" office:value-type="float" office:value="0.126373626373626" calcext:value-type="float">
            <text:p>0,126373626373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5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4.30</text:p>
          </table:table-cell>
          <table:table-cell office:value-type="string" calcext:value-type="string">
            <text:p>3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4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4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18.26</text:p>
          </table:table-cell>
          <table:table-cell office:value-type="string" calcext:value-type="string">
            <text:p>4.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7.55</text:p>
          </table:table-cell>
          <table:table-cell office:value-type="string" calcext:value-type="string">
            <text:p>4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4.61</text:p>
          </table:table-cell>
          <table:table-cell/>
          <table:table-cell office:value-type="string" calcext:value-type="string">
            <text:p>moyenne pi</text:p>
          </table:table-cell>
          <table:table-cell table:formula="of:=AVERAGE([.J3];[.J4];[.J5];[.J6];[.J7];[.J8];[.J9];[.J28];[.J29];[.J30];[.J31];[.J32];[.J33];[.J34])" office:value-type="float" office:value="-0.206530448717949" calcext:value-type="float">
            <text:p>-0,206530448717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9.71</text:p>
          </table:table-cell>
          <table:table-cell office:value-type="string" calcext:value-type="string">
            <text:p>4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4.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4.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3.27</text:p>
          </table:table-cell>
          <table:table-cell office:value-type="string" calcext:value-type="string">
            <text:p>3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3.70</text:p>
          </table:table-cell>
          <table:table-cell office:value-type="string" calcext:value-type="string">
            <text:p>4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4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3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3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3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tbb draw</text:p>
          </table:table-cell>
          <table:table-cell office:value-type="string" calcext:value-type="string">
            <text:p>f(i)</text:p>
          </table:table-cell>
          <table:table-cell office:value-type="string" calcext:value-type="string">
            <text:p>p(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3.95</text:p>
          </table:table-cell>
          <table:table-cell office:value-type="string" calcext:value-type="string">
            <text:p>14.30</text:p>
          </table:table-cell>
          <table:table-cell office:value-type="float" office:value="1" calcext:value-type="float">
            <text:p>1</text:p>
          </table:table-cell>
          <table:table-cell table:formula="of:=4.16/14.35" office:value-type="float" office:value="0.289895470383275" calcext:value-type="float">
            <text:p>0,2898954703832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4.64</text:p>
          </table:table-cell>
          <table:table-cell office:value-type="float" office:value="2" calcext:value-type="float">
            <text:p>2</text:p>
          </table:table-cell>
          <table:table-cell table:formula="of:=4.16/7.24" office:value-type="float" office:value="0.574585635359116" calcext:value-type="float">
            <text:p>0,574585635359116</text:p>
          </table:table-cell>
          <table:table-cell table:formula="of:=-[.H28]*(7.24-4.16)/(([.H28]-1)*4.16)" office:value-type="float" office:value="-1.48076923076923" calcext:value-type="float">
            <text:p>-1,480769230769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7.24</text:p>
          </table:table-cell>
          <table:table-cell office:value-type="float" office:value="3" calcext:value-type="float">
            <text:p>3</text:p>
          </table:table-cell>
          <table:table-cell table:formula="of:=4.16/4.95" office:value-type="float" office:value="0.84040404040404" calcext:value-type="float">
            <text:p>0,84040404040404</text:p>
          </table:table-cell>
          <table:table-cell table:formula="of:=-[.H29]*(4.95-4.16)/(([.H29]-1)*4.16)" office:value-type="float" office:value="-0.284855769230769" calcext:value-type="float">
            <text:p>-0,284855769230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7.22</text:p>
          </table:table-cell>
          <table:table-cell office:value-type="float" office:value="4" calcext:value-type="float">
            <text:p>4</text:p>
          </table:table-cell>
          <table:table-cell table:formula="of:=4.16/3.82" office:value-type="float" office:value="1.08900523560209" calcext:value-type="float">
            <text:p>1,08900523560209</text:p>
          </table:table-cell>
          <table:table-cell table:formula="of:=-[.H30]*(3.84-4.16)/(([.H30]-1)*4.16)" office:value-type="float" office:value="0.102564102564103" calcext:value-type="float">
            <text:p>0,102564102564103</text:p>
          </table:table-cell>
          <table:table-cell table:number-columns-repeated="2"/>
          <table:table-cell office:value-type="string" calcext:value-type="string">
            <text:p>nombre de threads</text:p>
          </table:table-cell>
          <table:table-cell office:value-type="string" calcext:value-type="string">
            <text:p>pthread draw</text:p>
          </table:table-cell>
          <table:table-cell office:value-type="string" calcext:value-type="string">
            <text:p>tbb draw</text:p>
          </table:table-cell>
          <table:table-cell office:value-type="string" calcext:value-type="string">
            <text:p>pthread limits</text:p>
          </table:table-cell>
          <table:table-cell office:value-type="string" calcext:value-type="string">
            <text:p>tbb limits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4.04</text:p>
          </table:table-cell>
          <table:table-cell office:value-type="string" calcext:value-type="string">
            <text:p>7.28</text:p>
          </table:table-cell>
          <table:table-cell office:value-type="float" office:value="5" calcext:value-type="float">
            <text:p>5</text:p>
          </table:table-cell>
          <table:table-cell table:formula="of:=4.16/3.7" office:value-type="float" office:value="1.12432432432432" calcext:value-type="float">
            <text:p>1,12432432432432</text:p>
          </table:table-cell>
          <table:table-cell table:formula="of:=-[.H31]*(3.7-4.16)/(([.H31]-1)*4.16)" office:value-type="float" office:value="0.138221153846154" calcext:value-type="float">
            <text:p>0,1382211538461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J3]" office:value-type="float" office:value="-1.52884615384615" calcext:value-type="float">
            <text:p>-1,52884615384615</text:p>
          </table:table-cell>
          <table:table-cell table:formula="of:=[.J28]" office:value-type="float" office:value="-1.48076923076923" calcext:value-type="float">
            <text:p>-1,48076923076923</text:p>
          </table:table-cell>
          <table:table-cell table:formula="of:=[.J52]" office:value-type="float" office:value="-0.625" calcext:value-type="float">
            <text:p>-0,625</text:p>
          </table:table-cell>
          <table:table-cell table:formula="of:=[.J76]" office:value-type="float" office:value="-0.625" calcext:value-type="float">
            <text:p>-0,625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4.95</text:p>
          </table:table-cell>
          <table:table-cell office:value-type="float" office:value="6" calcext:value-type="float">
            <text:p>6</text:p>
          </table:table-cell>
          <table:table-cell table:formula="of:=4.16/3.64" office:value-type="float" office:value="1.14285714285714" calcext:value-type="float">
            <text:p>1,14285714285714</text:p>
          </table:table-cell>
          <table:table-cell table:formula="of:=-[.H32]*(3.64-4.16)/(([.H32]-1)*4.16)" office:value-type="float" office:value="0.15" calcext:value-type="float">
            <text:p>0,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J4]" office:value-type="float" office:value="-0.353365384615384" calcext:value-type="float">
            <text:p>-0,353365384615384</text:p>
          </table:table-cell>
          <table:table-cell table:formula="of:=[.J29]" office:value-type="float" office:value="-0.284855769230769" calcext:value-type="float">
            <text:p>-0,284855769230769</text:p>
          </table:table-cell>
          <table:table-cell table:formula="of:=[.J53]" office:value-type="float" office:value="0.178125" calcext:value-type="float">
            <text:p>0,178125</text:p>
          </table:table-cell>
          <table:table-cell table:formula="of:=[.J77]" office:value-type="float" office:value="0.1875" calcext:value-type="float">
            <text:p>0,1875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4.92</text:p>
          </table:table-cell>
          <table:table-cell office:value-type="float" office:value="7" calcext:value-type="float">
            <text:p>7</text:p>
          </table:table-cell>
          <table:table-cell table:formula="of:=4.16/3.6" office:value-type="float" office:value="1.15555555555556" calcext:value-type="float">
            <text:p>1,15555555555556</text:p>
          </table:table-cell>
          <table:table-cell table:formula="of:=-[.H33]*(3.6-4.16)/(([.H33]-1)*4.16)" office:value-type="float" office:value="0.157051282051282" calcext:value-type="float">
            <text:p>0,15705128205128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J5]" office:value-type="float" office:value="0.0384615384615385" calcext:value-type="float">
            <text:p>0,038461538461539</text:p>
          </table:table-cell>
          <table:table-cell table:formula="of:=[.J30]" office:value-type="float" office:value="0.102564102564103" calcext:value-type="float">
            <text:p>0,102564102564103</text:p>
          </table:table-cell>
          <table:table-cell table:formula="of:=[.J54]" office:value-type="float" office:value="0.433333333333333" calcext:value-type="float">
            <text:p>0,433333333333333</text:p>
          </table:table-cell>
          <table:table-cell table:formula="of:=[.J78]" office:value-type="float" office:value="0.425" calcext:value-type="float">
            <text:p>0,425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4.96</text:p>
          </table:table-cell>
          <table:table-cell office:value-type="float" office:value="8" calcext:value-type="float">
            <text:p>8</text:p>
          </table:table-cell>
          <table:table-cell table:formula="of:=4.16/3.5" office:value-type="float" office:value="1.18857142857143" calcext:value-type="float">
            <text:p>1,18857142857143</text:p>
          </table:table-cell>
          <table:table-cell table:formula="of:=-[.H34]*(3.5-4.16)/(([.H34]-1)*4.16)" office:value-type="float" office:value="0.181318681318681" calcext:value-type="float">
            <text:p>0,18131868131868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J6]" office:value-type="float" office:value="-0.162259615384615" calcext:value-type="float">
            <text:p>-0,162259615384615</text:p>
          </table:table-cell>
          <table:table-cell table:formula="of:=[.J31]" office:value-type="float" office:value="0.138221153846154" calcext:value-type="float">
            <text:p>0,138221153846154</text:p>
          </table:table-cell>
          <table:table-cell table:formula="of:=[.J55]" office:value-type="float" office:value="0.234375" calcext:value-type="float">
            <text:p>0,234375</text:p>
          </table:table-cell>
          <table:table-cell table:formula="of:=[.J79]" office:value-type="float" office:value="0.4296875" calcext:value-type="float">
            <text:p>0,4296875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4.43</text:p>
          </table:table-cell>
          <table:table-cell office:value-type="string" calcext:value-type="string">
            <text:p>3.7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[.J7]" office:value-type="float" office:value="-0.0201923076923078" calcext:value-type="float">
            <text:p>-0,020192307692308</text:p>
          </table:table-cell>
          <table:table-cell table:formula="of:=[.J32]" office:value-type="float" office:value="0.15" calcext:value-type="float">
            <text:p>0,15</text:p>
          </table:table-cell>
          <table:table-cell table:formula="of:=[.J56]" office:value-type="float" office:value="0.3675" calcext:value-type="float">
            <text:p>0,3675</text:p>
          </table:table-cell>
          <table:table-cell table:formula="of:=[.J80]" office:value-type="float" office:value="0.435" calcext:value-type="float">
            <text:p>0,435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3.8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[.J8]" office:value-type="float" office:value="0.0448717948717949" calcext:value-type="float">
            <text:p>0,044871794871795</text:p>
          </table:table-cell>
          <table:table-cell table:formula="of:=[.J33]" office:value-type="float" office:value="0.157051282051282" calcext:value-type="float">
            <text:p>0,157051282051282</text:p>
          </table:table-cell>
          <table:table-cell table:formula="of:=[.J57]" office:value-type="float" office:value="0.371875" calcext:value-type="float">
            <text:p>0,371875</text:p>
          </table:table-cell>
          <table:table-cell table:formula="of:=[.J81]" office:value-type="float" office:value="0.444791666666667" calcext:value-type="float">
            <text:p>0,444791666666667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.8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[.J9]" office:value-type="float" office:value="0.126373626373626" calcext:value-type="float">
            <text:p>0,126373626373626</text:p>
          </table:table-cell>
          <table:table-cell table:formula="of:=[.J34]" office:value-type="float" office:value="0.181318681318681" calcext:value-type="float">
            <text:p>0,181318681318681</text:p>
          </table:table-cell>
          <table:table-cell table:formula="of:=[.J58]" office:value-type="float" office:value="0.435714285714286" calcext:value-type="float">
            <text:p>0,435714285714286</text:p>
          </table:table-cell>
          <table:table-cell table:formula="of:=[.J82]"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7.83</text:p>
          </table:table-cell>
          <table:table-cell office:value-type="string" calcext:value-type="string">
            <text:p>3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3.72</text:p>
          </table:table-cell>
          <table:table-cell table:number-columns-repeated="5"/>
          <table:table-cell office:value-type="string" calcext:value-type="string">
            <text:p>Moyenne</text:p>
          </table:table-cell>
          <table:table-cell office:value-type="string" calcext:value-type="string">
            <text:p>draw</text:p>
          </table:table-cell>
          <table:table-cell table:formula="of:=AVERAGE([.N31];[.N32];[.N33];[.N34];[.N35];[.N36];[.N37];[.O37];[.O36];[.O35];[.O34];[.O33];[.O32];[.O31])" office:value-type="float" office:value="-0.206530448717949" calcext:value-type="float">
            <text:p>-0,206530448717949</text:p>
          </table:table-cell>
          <table:table-cell office:value-type="string" calcext:value-type="string">
            <text:p>limits</text:p>
          </table:table-cell>
          <table:table-cell table:formula="of:=AVERAGE([.P31:.Q37])" office:value-type="float" office:value="0.224492984693878" calcext:value-type="float">
            <text:p>0,224492984693878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7.58</text:p>
          </table:table-cell>
          <table:table-cell office:value-type="string" calcext:value-type="string">
            <text:p>3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3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3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0.60</text:p>
          </table:table-cell>
          <table:table-cell office:value-type="string" calcext:value-type="string">
            <text:p>3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3.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3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3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3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5.74</text:p>
          </table:table-cell>
          <table:table-cell office:value-type="string" calcext:value-type="string">
            <text:p>3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3.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pthread limits</text:p>
          </table:table-cell>
          <table:table-cell office:value-type="string" calcext:value-type="string">
            <text:p>f(i)</text:p>
          </table:table-cell>
          <table:table-cell office:value-type="string" calcext:value-type="string">
            <text:p>p(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17</text:p>
          </table:table-cell>
          <table:table-cell office:value-type="float" office:value="1" calcext:value-type="float">
            <text:p>1</text:p>
          </table:table-cell>
          <table:table-cell table:formula="of:=1.6/4.17" office:value-type="float" office:value="0.383693045563549" calcext:value-type="float">
            <text:p>0,383693045563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4.17</text:p>
          </table:table-cell>
          <table:table-cell office:value-type="float" office:value="2" calcext:value-type="float">
            <text:p>2</text:p>
          </table:table-cell>
          <table:table-cell table:formula="of:=1.6/2.1" office:value-type="float" office:value="0.761904761904762" calcext:value-type="float">
            <text:p>0,761904761904762</text:p>
          </table:table-cell>
          <table:table-cell table:formula="of:=-[.H52]*(2.1-1.6)/(([.H52]-1)*1.6)" office:value-type="float" office:value="-0.625" calcext:value-type="float">
            <text:p>-0,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2.10</text:p>
          </table:table-cell>
          <table:table-cell office:value-type="float" office:value="3" calcext:value-type="float">
            <text:p>3</text:p>
          </table:table-cell>
          <table:table-cell table:formula="of:=1.6/1.41" office:value-type="float" office:value="1.13475177304965" calcext:value-type="float">
            <text:p>1,13475177304965</text:p>
          </table:table-cell>
          <table:table-cell table:formula="of:=-[.H53]*(1.41-1.6)/(([.H53]-1)*1.6)" office:value-type="float" office:value="0.178125" calcext:value-type="float">
            <text:p>0,178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2.10</text:p>
          </table:table-cell>
          <table:table-cell office:value-type="float" office:value="4" calcext:value-type="float">
            <text:p>4</text:p>
          </table:table-cell>
          <table:table-cell table:formula="of:=1.6/1.08" office:value-type="float" office:value="1.48148148148148" calcext:value-type="float">
            <text:p>1,48148148148148</text:p>
          </table:table-cell>
          <table:table-cell table:formula="of:=-[.H54]*(1.08-1.6)/(([.H54]-1)*1.6)" office:value-type="float" office:value="0.433333333333333" calcext:value-type="float">
            <text:p>0,4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2.10</text:p>
          </table:table-cell>
          <table:table-cell office:value-type="float" office:value="5" calcext:value-type="float">
            <text:p>5</text:p>
          </table:table-cell>
          <table:table-cell table:formula="of:=1.6/1.3" office:value-type="float" office:value="1.23076923076923" calcext:value-type="float">
            <text:p>1,23076923076923</text:p>
          </table:table-cell>
          <table:table-cell table:formula="of:=-[.H55]*(1.3-1.6)/(([.H55]-1)*1.6)" office:value-type="float" office:value="0.234375" calcext:value-type="float">
            <text:p>0,234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1.41</text:p>
          </table:table-cell>
          <table:table-cell office:value-type="float" office:value="6" calcext:value-type="float">
            <text:p>6</text:p>
          </table:table-cell>
          <table:table-cell table:formula="of:=1.6/1.11" office:value-type="float" office:value="1.44144144144144" calcext:value-type="float">
            <text:p>1,44144144144144</text:p>
          </table:table-cell>
          <table:table-cell table:formula="of:=-[.H56]*(1.11-1.6)/(([.H56]-1)*1.6)" office:value-type="float" office:value="0.3675" calcext:value-type="float">
            <text:p>0,3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1.42</text:p>
          </table:table-cell>
          <table:table-cell office:value-type="float" office:value="7" calcext:value-type="float">
            <text:p>7</text:p>
          </table:table-cell>
          <table:table-cell table:formula="of:=1.6/1.09" office:value-type="float" office:value="1.46788990825688" calcext:value-type="float">
            <text:p>1,46788990825688</text:p>
          </table:table-cell>
          <table:table-cell table:formula="of:=-[.H57]*(1.09-1.6)/(([.H57]-1)*1.6)" office:value-type="float" office:value="0.371875" calcext:value-type="float">
            <text:p>0,37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1.41</text:p>
          </table:table-cell>
          <table:table-cell office:value-type="float" office:value="8" calcext:value-type="float">
            <text:p>8</text:p>
          </table:table-cell>
          <table:table-cell table:formula="of:=1.6/1" office:value-type="float" office:value="1.6" calcext:value-type="float">
            <text:p>1,6</text:p>
          </table:table-cell>
          <table:table-cell table:formula="of:=-[.H58]*(0.99-1.6)/(([.H58]-1)*1.6)" office:value-type="float" office:value="0.435714285714286" calcext:value-type="float">
            <text:p>0,435714285714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1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1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1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1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1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1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1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1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0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pthread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1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tbb limits</text:p>
          </table:table-cell>
          <table:table-cell office:value-type="string" calcext:value-type="string">
            <text:p>f(i)</text:p>
          </table:table-cell>
          <table:table-cell office:value-type="string" calcext:value-type="string">
            <text:p>p(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17</text:p>
          </table:table-cell>
          <table:table-cell office:value-type="float" office:value="1" calcext:value-type="float">
            <text:p>1</text:p>
          </table:table-cell>
          <table:table-cell table:formula="of:=1.6/4.17" office:value-type="float" office:value="0.383693045563549" calcext:value-type="float">
            <text:p>0,383693045563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4.16</text:p>
          </table:table-cell>
          <table:table-cell office:value-type="float" office:value="2" calcext:value-type="float">
            <text:p>2</text:p>
          </table:table-cell>
          <table:table-cell table:formula="of:=1.6/2.1" office:value-type="float" office:value="0.761904761904762" calcext:value-type="float">
            <text:p>0,761904761904762</text:p>
          </table:table-cell>
          <table:table-cell table:formula="of:=-[.H76]*(2.1-1.6)/(([.H76]-1)*1.6)" office:value-type="float" office:value="-0.625" calcext:value-type="float">
            <text:p>-0,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2.10</text:p>
          </table:table-cell>
          <table:table-cell office:value-type="float" office:value="3" calcext:value-type="float">
            <text:p>3</text:p>
          </table:table-cell>
          <table:table-cell table:formula="of:=1.6/1.4" office:value-type="float" office:value="1.14285714285714" calcext:value-type="float">
            <text:p>1,14285714285714</text:p>
          </table:table-cell>
          <table:table-cell table:formula="of:=-[.H77]*(1.4-1.6)/(([.H77]-1)*1.6)" office:value-type="float" office:value="0.1875" calcext:value-type="float">
            <text:p>0,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2.09</text:p>
          </table:table-cell>
          <table:table-cell office:value-type="float" office:value="4" calcext:value-type="float">
            <text:p>4</text:p>
          </table:table-cell>
          <table:table-cell table:formula="of:=1.6/1.1" office:value-type="float" office:value="1.45454545454545" calcext:value-type="float">
            <text:p>1,45454545454545</text:p>
          </table:table-cell>
          <table:table-cell table:formula="of:=-[.H78]*(1.09-1.6)/(([.H78]-1)*1.6)" office:value-type="float" office:value="0.425" calcext:value-type="float">
            <text:p>0,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2.09</text:p>
          </table:table-cell>
          <table:table-cell office:value-type="float" office:value="5" calcext:value-type="float">
            <text:p>5</text:p>
          </table:table-cell>
          <table:table-cell table:formula="of:=1.6/1.06" office:value-type="float" office:value="1.50943396226415" calcext:value-type="float">
            <text:p>1,50943396226415</text:p>
          </table:table-cell>
          <table:table-cell table:formula="of:=-[.H79]*(1.05-1.6)/(([.H79]-1)*1.6)" office:value-type="float" office:value="0.4296875" calcext:value-type="float">
            <text:p>0,4296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1.41</text:p>
          </table:table-cell>
          <table:table-cell office:value-type="float" office:value="6" calcext:value-type="float">
            <text:p>6</text:p>
          </table:table-cell>
          <table:table-cell table:formula="of:=1.6/1.02" office:value-type="float" office:value="1.56862745098039" calcext:value-type="float">
            <text:p>1,56862745098039</text:p>
          </table:table-cell>
          <table:table-cell table:formula="of:=-[.H80]*(1.02-1.6)/(([.H80]-1)*1.6)" office:value-type="float" office:value="0.435" calcext:value-type="float">
            <text:p>0,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1.41</text:p>
          </table:table-cell>
          <table:table-cell office:value-type="float" office:value="7" calcext:value-type="float">
            <text:p>7</text:p>
          </table:table-cell>
          <table:table-cell table:formula="of:=1.6/1" office:value-type="float" office:value="1.6" calcext:value-type="float">
            <text:p>1,6</text:p>
          </table:table-cell>
          <table:table-cell table:formula="of:=-[.H81]*(0.99-1.6)/(([.H81]-1)*1.6)" office:value-type="float" office:value="0.444791666666667" calcext:value-type="float">
            <text:p>0,44479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44</text:p>
          </table:table-cell>
          <table:table-cell office:value-type="float" office:value="8" calcext:value-type="float">
            <text:p>8</text:p>
          </table:table-cell>
          <table:table-cell table:formula="of:=1.6/0.97" office:value-type="float" office:value="1.64948453608247" calcext:value-type="float">
            <text:p>1,64948453608247</text:p>
          </table:table-cell>
          <table:table-cell table:formula="of:=-[.H82]*(0.97-1.6)/(([.H82]-1)*1.6)"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1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1.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1.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1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1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1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1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1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tbb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0.9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15:12:22.404071267</dc:date>
    <meta:editing-duration>PT21M48S</meta:editing-duration>
    <meta:editing-cycles>3</meta:editing-cycles>
    <meta:generator>LibreOffice/6.0.6.1$Linux_X86_64 LibreOffice_project/00$Build-1</meta:generator>
    <meta:document-statistic meta:table-count="1" meta:cell-count="8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scatter" chart:style-name="ch1">
        <chart:title svg:x="2.833cm" svg:y="0.316cm" chart:style-name="ch2">
          <text:p>Facteur d'acceleration de draw selon nombre de fils</text:p>
        </chart:title>
        <chart:legend chart:legend-position="end" svg:x="12.637cm" svg:y="3.954cm" style:legend-expansion="high" chart:style-name="ch3"/>
        <chart:plot-area chart:style-name="ch4" table:cell-range-address="time_dragonizer.H2:time_dragonizer.I9 time_dragonizer.I27:time_dragonizer.I34" chart:data-source-has-labels="row" svg:x="1.331cm" svg:y="1.275cm" svg:width="10.986cm" svg:height="6.569cm">
          <chartooo:coordinate-region svg:x="2.058cm" svg:y="1.475cm" svg:width="10.165cm" svg:height="5.722cm"/>
          <chart:axis chart:dimension="x" chart:name="primary-x" chart:style-name="ch5">
            <chart:title svg:x="5.325cm" svg:y="8.024cm" chart:style-name="ch6">
              <text:p>nombre de threads i</text:p>
            </chart:title>
          </chart:axis>
          <chart:axis chart:dimension="y" chart:name="primary-y" chart:style-name="ch5">
            <chart:title svg:x="0.451cm" svg:y="6.376cm" chart:style-name="ch7">
              <text:p>facteur d'acceleration f(i)</text:p>
            </chart:title>
            <chart:grid chart:style-name="ch8" chart:class="major"/>
          </chart:axis>
          <chart:series chart:style-name="ch9" chart:values-cell-range-address="time_dragonizer.I2:time_dragonizer.I9" loext:label-string="pthread_draw" chart:class="chart:scatter">
            <chart:domain table:cell-range-address="time_dragonizer.H2:time_dragonizer.H9"/>
            <chart:data-point chart:repeated="8"/>
          </chart:series>
          <chart:series chart:style-name="ch10" chart:values-cell-range-address="time_dragonizer.I27:time_dragonizer.I34" loext:label-string="tbb_draw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pthread_draw</text:p>
              </table:table-cell>
              <table:table-cell office:value-type="string">
                <text:p>tbb_dr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me_dragonizer.H2:time_dragonizer.H9</svg:desc>
                </draw:g>
              </table:table-cell>
              <table:table-cell office:value-type="float" office:value="0.292957746478873">
                <text:p>0.292957746478873</text:p>
                <draw:g>
                  <svg:desc>time_dragonizer.I2:time_dragonizer.I9</svg:desc>
                </draw:g>
              </table:table-cell>
              <table:table-cell office:value-type="float" office:value="0.289895470383275">
                <text:p>0.289895470383275</text:p>
                <draw:g>
                  <svg:desc>time_dragonizer.I27:time_dragonizer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66757493188011">
                <text:p>0.566757493188011</text:p>
              </table:table-cell>
              <table:table-cell office:value-type="float" office:value="0.574585635359116">
                <text:p>0.574585635359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9338521400778">
                <text:p>0.809338521400778</text:p>
              </table:table-cell>
              <table:table-cell office:value-type="float" office:value="0.84040404040404">
                <text:p>0.84040404040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2970297029703">
                <text:p>1.02970297029703</text:p>
              </table:table-cell>
              <table:table-cell office:value-type="float" office:value="1.08900523560209">
                <text:p>1.08900523560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5106382978723">
                <text:p>0.885106382978723</text:p>
              </table:table-cell>
              <table:table-cell office:value-type="float" office:value="1.12432432432432">
                <text:p>1.12432432432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0476190476191">
                <text:p>0.990476190476191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4">
                <text:p>1.04</text:p>
              </table:table-cell>
              <table:table-cell office:value-type="float" office:value="1.15555555555556">
                <text:p>1.1555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2432432432432">
                <text:p>1.12432432432432</text:p>
              </table:table-cell>
              <table:table-cell office:value-type="float" office:value="1.18857142857143">
                <text:p>1.18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scatter" chart:style-name="ch1">
        <chart:title svg:x="2.899cm" svg:y="0.316cm" chart:style-name="ch2">
          <text:p>Fateur d'acceleration de limits selon nombre de fils</text:p>
        </chart:title>
        <chart:legend chart:legend-position="end" svg:x="12.531cm" svg:y="3.954cm" style:legend-expansion="high" chart:style-name="ch3"/>
        <chart:plot-area chart:style-name="ch4" table:cell-range-address="time_dragonizer.H2:time_dragonizer.H9 time_dragonizer.I51:time_dragonizer.I58 time_dragonizer.I75:time_dragonizer.I82" chart:data-source-has-labels="row" svg:x="1.331cm" svg:y="1.275cm" svg:width="10.88cm" svg:height="6.569cm">
          <chartooo:coordinate-region svg:x="2.058cm" svg:y="1.475cm" svg:width="10.059cm" svg:height="5.722cm"/>
          <chart:axis chart:dimension="x" chart:name="primary-x" chart:style-name="ch5">
            <chart:title svg:x="5.616cm" svg:y="8.024cm" chart:style-name="ch6">
              <text:p>nombre de fils i</text:p>
            </chart:title>
          </chart:axis>
          <chart:axis chart:dimension="y" chart:name="primary-y" chart:style-name="ch5">
            <chart:title svg:x="0.451cm" svg:y="6.376cm" chart:style-name="ch7">
              <text:p>facteur d'acceleration f(i)</text:p>
            </chart:title>
            <chart:grid chart:style-name="ch8" chart:class="major"/>
          </chart:axis>
          <chart:series chart:style-name="ch9" chart:values-cell-range-address="time_dragonizer.I51:time_dragonizer.I58" loext:label-string="pthread_limits" chart:class="chart:scatter">
            <chart:domain table:cell-range-address="time_dragonizer.H2:time_dragonizer.H9"/>
            <chart:data-point chart:repeated="8"/>
          </chart:series>
          <chart:series chart:style-name="ch10" chart:values-cell-range-address="time_dragonizer.I75:time_dragonizer.I82" loext:label-string="tbb_limits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pthread_limits</text:p>
              </table:table-cell>
              <table:table-cell office:value-type="string">
                <text:p>tbb_limi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me_dragonizer.H2:time_dragonizer.H9</svg:desc>
                </draw:g>
              </table:table-cell>
              <table:table-cell office:value-type="float" office:value="0.383693045563549">
                <text:p>0.383693045563549</text:p>
                <draw:g>
                  <svg:desc>time_dragonizer.I51:time_dragonizer.I58</svg:desc>
                </draw:g>
              </table:table-cell>
              <table:table-cell office:value-type="float" office:value="0.383693045563549">
                <text:p>0.383693045563549</text:p>
                <draw:g>
                  <svg:desc>time_dragonizer.I75:time_dragonizer.I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3475177304965">
                <text:p>1.13475177304965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8148148148148">
                <text:p>1.48148148148148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50943396226415">
                <text:p>1.50943396226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4144144144144">
                <text:p>1.44144144144144</text:p>
              </table:table-cell>
              <table:table-cell office:value-type="float" office:value="1.56862745098039">
                <text:p>1.56862745098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6788990825688">
                <text:p>1.4678899082568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.64948453608247">
                <text:p>1.649484536082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